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PA_SUPPLICANT</text:p>
      <text:p text:style-name="Standard"></text:p>
      <text:p text:style-name="P2">Initialize the wifi driver</text:p>
      <text:p text:style-name="P2"/>
      <text:p text:style-name="P2"><text:tab/>=&gt; insmod mlan0.ko</text:p>
      <text:p text:style-name="P2"><text:tab/>=&gt; insmod sd8xxx.ko</text:p>
      <text:p text:style-name="Standard"/>
      <text:p text:style-name="Standard">Run the wpa_supplicant</text:p>
      <text:p text:style-name="Standard"/>
      <text:p text:style-name="Standard"><text:tab/>=&gt; killall wpa_supplicant</text:p>
      <text:p text:style-name="P2"><text:tab/>=&gt; wpa_supplicant -B -Dwext -imlan0 -c/etc/wpa_supplicant.conf</text:p>
      <text:p text:style-name="P2"/>
      <text:p text:style-name="P2">Different kind of authentication configuration created in below mentioned file:-</text:p>
      <text:p text:style-name="P2"><text:tab/>=&gt; /etc/wpa_supplicant.conf </text:p>
      <text:p text:style-name="Standard"/>
      <text:p text:style-name="Standard">/////////////////////////WPA2-PSK////////////////////////////////////////</text:p>
      <text:p text:style-name="Standard"><text:tab/><text:tab/>ctrl_interface=/var/run/wpa_supplicant</text:p>
      <text:p text:style-name="Standard"><text:tab/><text:tab/>ctrl_interface_group=wheel</text:p>
      <text:p text:style-name="Standard"><text:tab/><text:tab/><text:tab/>network={</text:p>
      <text:p text:style-name="Standard"><text:tab/><text:tab/><text:tab/> <text:s text:c="7"/>ssid="AD"</text:p>
      <text:p text:style-name="Standard"><text:tab/><text:tab/><text:tab/> <text:s text:c="7"/>scan_ssid=1</text:p>
      <text:p text:style-name="Standard"><text:tab/><text:tab/><text:tab/><text:tab/>proto=RSN</text:p>
      <text:p text:style-name="Standard"><text:tab/><text:tab/><text:tab/> <text:s text:c="7"/>key_mgmt=WPA-PSK</text:p>
      <text:p text:style-name="Standard"><text:tab/><text:tab/><text:tab/> <text:s text:c="7"/>psk="12345678"</text:p>
      <text:p text:style-name="Standard"><text:tab/><text:tab/><text:tab/><text:tab/>}</text:p>
      <text:p text:style-name="Standard">//////////////////////////////////////////////////////////////////////////////////</text:p>
      <text:p text:style-name="Standard"></text:p>
      <text:p text:style-name="Standard">/////////////////////////////////WPA-PSK/////////////////////////////////</text:p>
      <text:p text:style-name="Standard"><text:tab/><text:tab/>ctrl_interface=/var/run/wpa_supplicant</text:p>
      <text:p text:style-name="Standard"><text:tab/><text:tab/>ctrl_interface_group=wheel</text:p>
      <text:p text:style-name="Standard"><text:tab/><text:tab/><text:tab/>network={</text:p>
      <text:p text:style-name="Standard"><text:tab/><text:tab/><text:tab/> <text:s text:c="7"/>ssid="AD"</text:p>
      <text:p text:style-name="Standard"><text:tab/><text:tab/><text:tab/> <text:s text:c="7"/>scan_ssid=1</text:p>
      <text:p text:style-name="Standard"><text:tab/><text:tab/><text:tab/> <text:s text:c="7"/>key_mgmt=WPA-PSK</text:p>
      <text:p text:style-name="Standard"><text:tab/><text:tab/><text:tab/> <text:s text:c="7"/>psk="12345678"</text:p>
      <text:p text:style-name="Standard"><text:tab/><text:tab/><text:tab/><text:tab/>}</text:p>
      <text:p text:style-name="Standard">//////////////////////////////////////////////////////////////////////////////////</text:p>
      <text:p text:style-name="Standard"></text:p>
      <text:p text:style-name="Standard">///////////////////////////////////////OPEN/////////////////////////////////</text:p>
      <text:p text:style-name="Standard"><text:tab/><text:tab/>ctrl_interface=/var/run/wpa_supplicant</text:p>
      <text:p text:style-name="Standard"><text:tab/><text:tab/>ctrl_interface_group=wheel</text:p>
      <text:p text:style-name="Standard"><text:tab/><text:tab/><text:tab/>network={</text:p>
      <text:p text:style-name="Standard"><text:tab/><text:tab/><text:tab/> <text:s text:c="7"/>ssid="AD"</text:p>
      <text:p text:style-name="Standard"><text:tab/><text:tab/><text:tab/> <text:s text:c="7"/>scan_ssid=1</text:p>
      <text:p text:style-name="Standard"><text:tab/><text:tab/><text:tab/> <text:s text:c="7"/>key_mgmt=NONE</text:p>
      <text:p text:style-name="Standard"><text:s/><text:tab/><text:tab/><text:tab/><text:tab/>}</text:p>
      <text:p text:style-name="Standard">///////////////////////////////////////////////////////////////////////////////////</text:p>
      <text:p text:style-name="Standard"></text:p>
      <text:p text:style-name="Standard"/>
      <text:p text:style-name="Standard"/>
      <text:p text:style-name="Standard"/>
      <text:p text:style-name="Standard"/>
      <text:p text:style-name="Standard"><text:soft-page-break/>Note:-</text:p>
      <text:p text:style-name="Standard"></text:p>
      <text:p text:style-name="Standard"><text:tab/>1) Before connection check mlan0 (use iwconfig) No data in essid and Access point</text:p>
      <text:p text:style-name="Standard"><text:tab/>2) After connection essid and Access point(server MAC) assigned.</text:p>
      <text:p text:style-name="Standard"></text:p>
      <text:p text:style-name="Standard">Hints:-<text:tab/></text:p>
      <text:p text:style-name="Standard"><text:tab/>-B means run wpa_supplicant in the background.</text:p>
      <text:p text:style-name="Standard"><text:tab/>-D specifies the wireless driver. wext is the generic driver.</text:p>
      <text:p text:style-name="Standard"><text:tab/>-c specifies the path for the configuration file.</text:p>
      <text:p text:style-name="Standard"></text:p>
      <text:p text:style-name="Standard">Problem statement:-</text:p>
      <text:p text:style-name="Standard"><text:tab/>1) The device is connected to server,in server shows no device connected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 </meta:initial-creator>
    <meta:creation-date>2015-09-15T19:02:34</meta:creation-date>
    <dc:date>2015-09-15T19:17:50</dc:date>
    <dc:creator>manoj </dc:creator>
    <meta:editing-duration>P0D</meta:editing-duration>
    <meta:editing-cycles>1</meta:editing-cycles>
    <meta:document-statistic meta:table-count="0" meta:image-count="0" meta:object-count="0" meta:page-count="2" meta:paragraph-count="55" meta:word-count="132" meta:character-count="1752" meta:non-whitespace-character-count="1451"/>
    <meta:generator>LibreOffice/3.5$Linux_X86_64 LibreOffice_project/350m1$Build-2</meta:generator>
  </office:meta>
</office:document-meta>
</file>